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 style:list-style-name="L2">
      <style:paragraph-properties fo:margin-top="0in" fo:margin-bottom="0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SV Datei einlesen mit Python</text:h>
      <text:p text:style-name="Text_20_body">Viele Daten liegen als CSV-Datei vor bzw. können sehr einfach in dem Format CSV gespeichert werden. Was ist eine CSV-Datei überhaupt? Schaut man sich die Bedeutung der einzelnen Buchstaben an, wird vieles klarer:</text:p>
      <text:list xml:id="list890810752" text:style-name="L1">
        <text:list-item>
          <text:p text:style-name="P3">C = Comma = Komma </text:p>
        </text:list-item>
        <text:list-item>
          <text:p text:style-name="P3">S = separated = getrennte </text:p>
        </text:list-item>
        <text:list-item>
          <text:p text:style-name="P1">V = values = Werte </text:p>
        </text:list-item>
      </text:list>
      <text:p text:style-name="Text_20_body">Unsere Daten liegen also durch Kommas voneinander getrennt in einer Datei vor. Meistens sind in der ersten Linie die Namen der Datenspalten hinterlegt.</text:p>
      <text:p text:style-name="Text_20_body">Schauen wir uns den Inhalt einer CSV-Datei an:</text:p>
      <text:p text:style-name="Text_20_body">nachname,vorname,geburtstag<text:line-break/>Müller,Mike,1980-03-05<text:line-break/>Sommer,Elke,1987-05-02<text:line-break/>Schuster,Johanna,1993-10-10</text:p>
      <text:p text:style-name="Text_20_body">Allerdings muss man wissen, dass das Trennzeichen nicht zwingend ein Komma sein muss, aber das Dateiformat weiterhin CSV sich nennt.</text:p>
      <text:p text:style-name="Text_20_body">Gerne werden auch folgende Trennzeichen (engl. delimiters) verwendet:</text:p>
      <text:list xml:id="list3000552404" text:style-name="L2">
        <text:list-item>
          <text:p text:style-name="P4">Semikolon ; </text:p>
        </text:list-item>
        <text:list-item>
          <text:p text:style-name="P4">Doppelpunkt : </text:p>
        </text:list-item>
        <text:list-item>
          <text:p text:style-name="P2">TAB \t </text:p>
        </text:list-item>
      </text:list>
      <text:p text:style-name="Text_20_body">Verfügt man über Daten, die in einer Exceltabelle vorliegen, kann man diese direkt aus Excel heraus im CSV-Format abspeichern. Excel erlaubt zusätzlich die Angabe, welche Trennzeichen verwendet werden sollen.</text:p>
      <text:p text:style-name="Text_20_body">Und hier kommt der Vorteil von fertigen Bibliotheken. Einfach nutzen ohne große Probleme.</text:p>
      <text:h text:style-name="Heading_20_2" text:outline-level="2">CSV-Datei mit der in Python eingebauten Bibliothek auslesen</text:h>
      <text:p text:style-name="Text_20_body">Python verfügt bei der Standardinstallation bereits über eine CSV-Bibliothek. Diese können wir einfach über <text:span text:style-name="Source_20_Text">import csv</text:span> in unser Python-Programm einbinden.</text:p>
      <text:p text:style-name="Text_20_body">Zum Testen speichern wir unsere Adressdaten von oben in die Textdatei mit dem Namen „adressen.csv“.</text:p>
      <text:p text:style-name="P5"><text:span text:style-name="Source_20_Text">import csv</text:span></text:p>
      <text:p text:style-name="Text_20_body">Jetzt müssen wir unsere CSV-Datei zum Auslesen öffnen:</text:p>
      <text:p text:style-name="Preformatted_20_Text"><text:span text:style-name="Source_20_Text">import csv</text:span></text:p>
      <text:p text:style-name="P5"><text:span text:style-name="Source_20_Text">with open('adressen.csv') as csvdatei:</text:span></text:p>
      <text:p text:style-name="Text_20_body">Wir können nun unser Programm ausführen, aber es passiert noch nichts. Wir benötigen unser <text:span text:style-name="Source_20_Text">csv.reader</text:span>, der uns aus geöffneten CSV-Datei ein „csv.reader object“ macht:</text:p>
      <text:p text:style-name="Preformatted_20_Text"><text:soft-page-break/><text:span text:style-name="Source_20_Text">import csv</text:span></text:p>
      <text:p text:style-name="Preformatted_20_Text"><text:span text:style-name="Source_20_Text">with open('adressen.csv') as csvdatei:</text:span></text:p>
      <text:p text:style-name="Preformatted_20_Text"><text:span text:style-name="Source_20_Text"><text:s text:c="4"/>csv_reader_object = csv.reader(csvdatei, delimiter=',')</text:span></text:p>
      <text:p text:style-name="P5"><text:span text:style-name="Source_20_Text"><text:s text:c="4"/>print(csv_reader_object)</text:span></text:p>
      <text:p text:style-name="Text_20_body">Unserem <text:span text:style-name="Source_20_Text">csv.reader</text:span> übergeben wir unsere geöffnete CSV-Datei und können auch das Trennzeichen über die Anweisung <text:span text:style-name="Source_20_Text">delimiter=','</text:span> mitgeben. Als Standard ist das Komma hinterlegt, daher müssten wir bei einem Komma als Trennzeichen nicht einmal den „delimiter“ festlegen.</text:p>
      <text:p text:style-name="Preformatted_20_Text"><text:span text:style-name="Source_20_Text">import csv</text:span></text:p>
      <text:p text:style-name="Preformatted_20_Text"><text:span text:style-name="Source_20_Text">with open('adressen.csv') as csvdatei:</text:span></text:p>
      <text:p text:style-name="Preformatted_20_Text"><text:span text:style-name="Source_20_Text"><text:s text:c="4"/>csv_reader_object = csv.reader(csvdatei)</text:span></text:p>
      <text:p text:style-name="P5"><text:span text:style-name="Source_20_Text"><text:s text:c="4"/>print(csv_reader_object)</text:span></text:p>
      <text:p text:style-name="Text_20_body">Jetzt haben wir unser „csv.reader object“, dass wir über die <text:span text:style-name="Source_20_Text">for … in</text:span> Konstruktion durchlaufen und unsere Daten ausgeben können.</text:p>
      <text:p text:style-name="Preformatted_20_Text"><text:span text:style-name="Source_20_Text">import csv</text:span></text:p>
      <text:p text:style-name="Preformatted_20_Text"><text:span text:style-name="Source_20_Text">with open("adressen.csv") as csvdatei:</text:span></text:p>
      <text:p text:style-name="Preformatted_20_Text"><text:span text:style-name="Source_20_Text"><text:s text:c="4"/>csv_reader_object = csv.reader(csvdatei)</text:span></text:p>
      <text:p text:style-name="Preformatted_20_Text"><text:span text:style-name="Source_20_Text"><text:s text:c="4"/>for row in csv_reader_object:</text:span></text:p>
      <text:p text:style-name="P5"><text:span text:style-name="Source_20_Text"><text:s text:c="8"/>print(row)</text:span></text:p>
      <text:p text:style-name="Text_20_body">Unsere Daten liegen in Form einer Liste vor und können dementsprechend genutzt werden. Als Ausgabe erhalten wir:</text:p>
      <text:p text:style-name="Text_20_body">['nachname', 'vorname', 'geburtstag']<text:line-break/>['Müller', 'Mike', '1980-03-05']<text:line-break/>['Sommer', 'Elke', '1987-05-02']<text:line-break/>['Schuster', 'Johanna', '1993-10-10']</text:p>
      <text:p text:style-name="Text_20_body">Jetzt können wir noch die erste Zeile abfangen und unsere Daten nutzen. Unser kompletter Programmcode:</text:p>
      <text:p text:style-name="Preformatted_20_Text"><text:span text:style-name="Source_20_Text">import csv</text:span></text:p>
      <text:p text:style-name="Preformatted_20_Text"/>
      <text:p text:style-name="Preformatted_20_Text"><text:span text:style-name="Source_20_Text">with open("adressen.csv") as csvdatei:</text:span></text:p>
      <text:p text:style-name="Preformatted_20_Text"><text:span text:style-name="Source_20_Text"><text:s text:c="4"/>csv_reader_object = csv.reader(csvdatei)</text:span></text:p>
      <text:p text:style-name="Preformatted_20_Text"/>
      <text:p text:style-name="Preformatted_20_Text"><text:span text:style-name="Source_20_Text"><text:s text:c="4"/>zeilennummer = 0</text:span></text:p>
      <text:p text:style-name="Preformatted_20_Text"><text:span text:style-name="Source_20_Text"><text:s text:c="4"/>for row in csv_reader_object:</text:span></text:p>
      <text:p text:style-name="Preformatted_20_Text"/>
      <text:p text:style-name="Preformatted_20_Text"><text:span text:style-name="Source_20_Text"><text:s text:c="8"/>if zeilennummer == 0:</text:span></text:p>
      <text:p text:style-name="Preformatted_20_Text"><text:span text:style-name="Source_20_Text"><text:s text:c="12"/>print(f'Spaltennamen sind: {", ".join(row)}'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print(f'- Nachname: {row[0]} \t| Vorname: {row[1]} \t| Geburtstag: {row[2]}.')</text:span></text:p>
      <text:p text:style-name="Preformatted_20_Text"><text:span text:style-name="Source_20_Text"><text:s text:c="8"/>zeilennummer += 1</text:span></text:p>
      <text:p text:style-name="Preformatted_20_Text"/>
      <text:p text:style-name="P5"><text:span text:style-name="Source_20_Text"><text:s text:c="4"/>print(f'Anzahl Datensätze: {zeilennummer-1}')</text:span></text:p>
      <text:h text:style-name="Heading_20_2" text:outline-level="2">CSV-Datei einlesen als Datentyp Dictionary</text:h>
      <text:p text:style-name="Text_20_body">Anstelle einer Liste können wir auch den Datentyp „Dictionary“ erhalten. Dazu gibt es den <text:span text:style-name="Source_20_Text">csv.DictReader</text:span>. Unsere eingelesene Datei liegt danach als Wörterbuch („Dictionary“) vor.</text:p>
      <text:p text:style-name="Preformatted_20_Text"><text:soft-page-break/><text:span text:style-name="Source_20_Text">import csv</text:span></text:p>
      <text:p text:style-name="Preformatted_20_Text"><text:span text:style-name="Source_20_Text">with open("adressen.csv") as csvdatei:</text:span></text:p>
      <text:p text:style-name="Preformatted_20_Text"><text:span text:style-name="Source_20_Text"><text:s text:c="4"/>csv_reader_object = csv.DictReader(csvdatei)</text:span></text:p>
      <text:p text:style-name="Preformatted_20_Text"><text:span text:style-name="Source_20_Text"><text:s text:c="4"/>for row in csv_reader_object:</text:span></text:p>
      <text:p text:style-name="P5"><text:span text:style-name="Source_20_Text"><text:s text:c="8"/>print(row)</text:span></text:p>
      <text:p text:style-name="Text_20_body">Die erste Zeile wird automatisch für Indizes verwendet:</text:p>
      <text:p text:style-name="Text_20_body">OrderedDict([('nachname', 'Müller'), ('vorname', 'Mike'), ('geburtstag', '1980-03-05')])</text:p>
      <text:p text:style-name="Text_20_body">OrderedDict([('nachname', 'Sommer'), ('vorname', 'Elke'), ('geburtstag', '1987-05-02')])</text:p>
      <text:p text:style-name="Text_20_body">OrderedDict([('nachname', 'Schuster'), ('vorname', 'Johanna'), ('geburtstag', '1993-10-10')])</text:p>
      <text:h text:style-name="Heading_20_2" text:outline-level="2">Funktionen und Klassen des Moduls „csv“</text:h>
      <text:p text:style-name="Text_20_body">Welche Funktionen und Klassen das Modul „csv“ beinhaltet, kann man über <text:span text:style-name="Source_20_Text">print(dir(csv))</text:span> ausgeben lass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3T04:39:11.995600747</meta:creation-date>
    <dc:date>2022-03-03T23:29:32.292685634</dc:date>
    <meta:editing-duration>PT18H40M10S</meta:editing-duration>
    <meta:editing-cycles>1</meta:editing-cycles>
    <meta:document-statistic meta:table-count="0" meta:image-count="0" meta:object-count="0" meta:page-count="3" meta:paragraph-count="65" meta:word-count="517" meta:character-count="4117" meta:non-whitespace-character-count="3553"/>
    <meta:generator>LibreOffice/6.1.5.2$Linux_ARM_EABI LibreOffice_project/10$Build-2</meta:generator>
  </office:meta>
</office:document-meta>
</file>